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7.899cm"/>
    </style:style>
    <style:style style:name="co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0.928cm"/>
    </style:style>
    <style:style style:name="co9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0"/>
    <style:style style:name="ce13" style:family="table-cell" style:parent-style-name="Default"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Rodyklės_20_smaigaliai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akštas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ce5"/>
        <table:table-column table:style-name="co5" table:default-cell-style-name="Default"/>
        <table:table-column table:style-name="co5" table:default-cell-style-name="ce5"/>
        <table:table-column table:style-name="co5" table:default-cell-style-name="Default"/>
        <table:table-column table:style-name="co9" table:number-columns-repeated="3" table:default-cell-style-name="ce12"/>
        <table:table-column table:style-name="co5" table:number-columns-repeated="1014" table:default-cell-style-name="Default"/>
        <table:table-row table:style-name="ro1">
          <table:table-cell table:style-name="ce4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4" office:value-type="string">
            <text:p>month_name</text:p>
          </table:table-cell>
          <table:table-cell table:style-name="ce4" office:value-type="string">
            <text:p>day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weekday</text:p>
          </table:table-cell>
          <table:table-cell table:style-name="ce4" office:value-type="string">
            <text:p>weekday_name</text:p>
          </table:table-cell>
          <table:table-cell table:style-name="ce6" office:value-type="string">
            <office:annotation draw:style-name="gr1" draw:text-style-name="P1" svg:width="2.899cm" svg:height="1.386cm" svg:x="13.987cm" svg:y="0cm" draw:caption-point-x="-0.61cm" draw:caption-point-y="0.01cm">
              <dc:date>2011-11-02T00:00:00</dc:date>
              <text:p text:style-name="P1"><text:span text:style-name="T1">http://www.oruprognoze.lt/saules-tekejimas/</text:span></text:p>
            </office:annotation>
            <text:p>sunrise</text:p>
          </table:table-cell>
          <table:table-cell table:style-name="ce6" office:value-type="string">
            <text:p>sunset</text:p>
          </table:table-cell>
          <table:table-cell table:style-name="ce6" office:value-type="string">
            <text:p>daylength</text:p>
          </table:table-cell>
          <table:table-cell table:style-name="ce4" office:value-type="string">
            <text:p>moonphase</text:p>
          </table:table-cell>
          <table:table-cell table:style-name="ce4" office:value-type="string">
            <text:p>fastfact</text:p>
          </table:table-cell>
          <table:table-cell table:style-name="ce4" office:value-type="string">
            <text:p>puzzle</text:p>
          </table:table-cell>
          <table:table-cell table:style-name="ce4" office:value-type="string">
            <text:p>answer</text:p>
          </table:table-cell>
          <table:table-cell table:style-name="ce4" office:value-type="string">
            <text:p>puzzle2</text:p>
          </table:table-cell>
          <table:table-cell table:style-name="ce4" office:value-type="string">
            <text:p>answer2</text:p>
          </table:table-cell>
          <table:table-cell table:style-name="ce4" office:value-type="string">
            <text:p>dayspecial</text:p>
          </table:table-cell>
          <table:table-cell table:style-name="ce4" office:value-type="string">
            <text:p>names</text:p>
          </table:table-cell>
          <table:table-cell table:style-name="ce4" table:number-columns-repeated="1006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">
            <text:p>1</text:p>
          </table:table-cell>
          <table:table-cell table:formula="of:=CONCATENATE( TEXT([.A2];0);&quot;-&quot;;TEXT([.B2];&quot;00&quot;);&quot;-&quot;;TEXT([.D2];&quot;00&quot;))" office:value-type="string" office:string-value="2011-11-01">
            <text:p>2011-11-01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7:19</text:p>
          </table:table-cell>
          <table:table-cell table:style-name="ce10" office:value-type="string">
            <text:p>16:45</text:p>
          </table:table-cell>
          <table:table-cell table:style-name="ce10" office:value-type="string">
            <text:p>09:26</text:p>
          </table:table-cell>
          <table:table-cell table:style-name="ce8" office:value-type="string">
            <text:p>Jaunatis</text:p>
          </table:table-cell>
          <table:table-cell office:value-type="string">
            <text:p>10% iš visų kada nors gimusių žmonių dabar dar yra gyvi.</text:p>
          </table:table-cell>
          <table:table-cell table:number-columns-repeated="4"/>
          <table:table-cell office:value-type="string">
            <text:p>Vėlinės</text:p>
          </table:table-cell>
          <table:table-cell table:number-columns-repeated="1007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">
            <text:p>2</text:p>
          </table:table-cell>
          <table:table-cell table:formula="of:=CONCATENATE( TEXT([.A3];0);&quot;-&quot;;TEXT([.B3];&quot;00&quot;);&quot;-&quot;;TEXT([.D3];&quot;00&quot;))" office:value-type="string" office:string-value="2011-11-02">
            <text:p>2011-11-02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7:21</text:p>
          </table:table-cell>
          <table:table-cell table:style-name="ce10" office:value-type="string">
            <text:p>16:43</text:p>
          </table:table-cell>
          <table:table-cell table:style-name="ce10" office:value-type="string">
            <text:p>09:22</text:p>
          </table:table-cell>
          <table:table-cell table:style-name="ce8" office:value-type="string">
            <text:p>Jaunatis</text:p>
          </table:table-cell>
          <table:table-cell office:value-type="string">
            <text:p>Kiekvienas metais Žemę sudrebina apie milijoną žemės drebėjimų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3">
            <text:p>3</text:p>
          </table:table-cell>
          <table:table-cell table:formula="of:=CONCATENATE( TEXT([.A4];0);&quot;-&quot;;TEXT([.B4];&quot;00&quot;);&quot;-&quot;;TEXT([.D4];&quot;00&quot;))" office:value-type="string" office:string-value="2011-11-03">
            <text:p>2011-11-03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7:23</text:p>
          </table:table-cell>
          <table:table-cell table:style-name="ce10" office:value-type="string">
            <text:p>16:41</text:p>
          </table:table-cell>
          <table:table-cell table:style-name="ce10" office:value-type="string">
            <text:p>09:18</text:p>
          </table:table-cell>
          <table:table-cell table:style-name="ce8" office:value-type="string">
            <text:p>Priešpilnis</text:p>
          </table:table-cell>
          <table:table-cell office:value-type="string">
            <text:p>Jei galėtumėte važiuoti su mašina tiesiai į viršų, kelionė iki kosmoso užtruktų apie valandą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4">
            <text:p>4</text:p>
          </table:table-cell>
          <table:table-cell table:formula="of:=CONCATENATE( TEXT([.A5];0);&quot;-&quot;;TEXT([.B5];&quot;00&quot;);&quot;-&quot;;TEXT([.D5];&quot;00&quot;))" office:value-type="string" office:string-value="2011-11-04">
            <text:p>2011-11-04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7:25</text:p>
          </table:table-cell>
          <table:table-cell table:style-name="ce10" office:value-type="string">
            <text:p>16:39</text:p>
          </table:table-cell>
          <table:table-cell table:style-name="ce10" office:value-type="string">
            <text:p>09:14</text:p>
          </table:table-cell>
          <table:table-cell table:style-name="ce8" office:value-type="string">
            <text:p>Priešpilnis</text:p>
          </table:table-cell>
          <table:table-cell office:value-type="string">
            <text:p>Žirafos dažniausiai miega tik apie 20 minučių per parą Jos niekada neatsigula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5">
            <text:p>5</text:p>
          </table:table-cell>
          <table:table-cell table:formula="of:=CONCATENATE( TEXT([.A6];0);&quot;-&quot;;TEXT([.B6];&quot;00&quot;);&quot;-&quot;;TEXT([.D6];&quot;00&quot;))" office:value-type="string" office:string-value="2011-11-05">
            <text:p>2011-11-05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7:27</text:p>
          </table:table-cell>
          <table:table-cell table:style-name="ce10" office:value-type="string">
            <text:p>16:37</text:p>
          </table:table-cell>
          <table:table-cell table:style-name="ce10" office:value-type="string">
            <text:p>09:10</text:p>
          </table:table-cell>
          <table:table-cell table:style-name="ce8" office:value-type="string">
            <text:p>Priešpilnis</text:p>
          </table:table-cell>
          <table:table-cell office:value-type="string">
            <text:p>Elektrinis ungurys gali duoti 650V elektrošoką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6">
            <text:p>6</text:p>
          </table:table-cell>
          <table:table-cell table:formula="of:=CONCATENATE( TEXT([.A7];0);&quot;-&quot;;TEXT([.B7];&quot;00&quot;);&quot;-&quot;;TEXT([.D7];&quot;00&quot;))" office:value-type="string" office:string-value="2011-11-06">
            <text:p>2011-11-06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7:29</text:p>
          </table:table-cell>
          <table:table-cell table:style-name="ce10" office:value-type="string">
            <text:p>16:35</text:p>
          </table:table-cell>
          <table:table-cell table:style-name="ce10" office:value-type="string">
            <text:p>09:06</text:p>
          </table:table-cell>
          <table:table-cell table:style-name="ce8" office:value-type="string">
            <text:p>Priešpilnis</text:p>
          </table:table-cell>
          <table:table-cell office:value-type="string">
            <text:p>Pirmoji širdies persodinimo operacija buvo atlikta 1967 Cristian Barnard Pacientas išgyveno 18 dienų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7">
            <text:p>7</text:p>
          </table:table-cell>
          <table:table-cell table:formula="of:=CONCATENATE( TEXT([.A8];0);&quot;-&quot;;TEXT([.B8];&quot;00&quot;);&quot;-&quot;;TEXT([.D8];&quot;00&quot;))" office:value-type="string" office:string-value="2011-11-07">
            <text:p>2011-11-07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7:31</text:p>
          </table:table-cell>
          <table:table-cell table:style-name="ce10" office:value-type="string">
            <text:p>16:33</text:p>
          </table:table-cell>
          <table:table-cell table:style-name="ce10" office:value-type="string">
            <text:p>09:02</text:p>
          </table:table-cell>
          <table:table-cell table:style-name="ce8" office:value-type="string">
            <text:p>Priešpilnis</text:p>
          </table:table-cell>
          <table:table-cell office:value-type="string">
            <text:p>Alfredas Nobelis išrado dinamitą 1866 metai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8">
            <text:p>8</text:p>
          </table:table-cell>
          <table:table-cell table:formula="of:=CONCATENATE( TEXT([.A9];0);&quot;-&quot;;TEXT([.B9];&quot;00&quot;);&quot;-&quot;;TEXT([.D9];&quot;00&quot;))" office:value-type="string" office:string-value="2011-11-08">
            <text:p>2011-11-08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7:33</text:p>
          </table:table-cell>
          <table:table-cell table:style-name="ce10" office:value-type="string">
            <text:p>16:32</text:p>
          </table:table-cell>
          <table:table-cell table:style-name="ce10" office:value-type="string">
            <text:p>08:59</text:p>
          </table:table-cell>
          <table:table-cell table:style-name="ce8" office:value-type="string">
            <text:p>Priešpilnis</text:p>
          </table:table-cell>
          <table:table-cell office:value-type="string">
            <text:p>Termometras buvo išrastas Galilėjaus 1607 metai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9">
            <text:p>9</text:p>
          </table:table-cell>
          <table:table-cell table:formula="of:=CONCATENATE( TEXT([.A10];0);&quot;-&quot;;TEXT([.B10];&quot;00&quot;);&quot;-&quot;;TEXT([.D10];&quot;00&quot;))" office:value-type="string" office:string-value="2011-11-09">
            <text:p>2011-11-09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7:35</text:p>
          </table:table-cell>
          <table:table-cell table:style-name="ce10" office:value-type="string">
            <text:p>16:30</text:p>
          </table:table-cell>
          <table:table-cell table:style-name="ce10" office:value-type="string">
            <text:p>08:55</text:p>
          </table:table-cell>
          <table:table-cell table:style-name="ce8" office:value-type="string">
            <text:p>Priešpilnis</text:p>
          </table:table-cell>
          <table:table-cell office:value-type="string">
            <text:p>Žmogaus organizme yra apie 100 000 km kraujagyslių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0">
            <text:p>10</text:p>
          </table:table-cell>
          <table:table-cell table:formula="of:=CONCATENATE( TEXT([.A11];0);&quot;-&quot;;TEXT([.B11];&quot;00&quot;);&quot;-&quot;;TEXT([.D11];&quot;00&quot;))" office:value-type="string" office:string-value="2011-11-10">
            <text:p>2011-11-10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7:37</text:p>
          </table:table-cell>
          <table:table-cell table:style-name="ce10" office:value-type="string">
            <text:p>16:28</text:p>
          </table:table-cell>
          <table:table-cell table:style-name="ce10" office:value-type="string">
            <text:p>08:51</text:p>
          </table:table-cell>
          <table:table-cell table:style-name="ce8" office:value-type="string">
            <text:p>Pilnatis</text:p>
          </table:table-cell>
          <table:table-cell office:value-type="string">
            <text:p>50% bankų apiplėšimų įvysta 5-tadieniais (JAV statistikos duomenimis)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1">
            <text:p>11</text:p>
          </table:table-cell>
          <table:table-cell table:formula="of:=CONCATENATE( TEXT([.A12];0);&quot;-&quot;;TEXT([.B12];&quot;00&quot;);&quot;-&quot;;TEXT([.D12];&quot;00&quot;))" office:value-type="string" office:string-value="2011-11-11">
            <text:p>2011-11-11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7:39</text:p>
          </table:table-cell>
          <table:table-cell table:style-name="ce10" office:value-type="string">
            <text:p>16:26</text:p>
          </table:table-cell>
          <table:table-cell table:style-name="ce10" office:value-type="string">
            <text:p>08:47</text:p>
          </table:table-cell>
          <table:table-cell table:style-name="ce8" office:value-type="string">
            <text:p>Pilnatis</text:p>
          </table:table-cell>
          <table:table-cell office:value-type="string">
            <text:p>1661 metais Stockholm Bankas išleido pirmąjį banknotą pasaulyje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2">
            <text:p>12</text:p>
          </table:table-cell>
          <table:table-cell table:formula="of:=CONCATENATE( TEXT([.A13];0);&quot;-&quot;;TEXT([.B13];&quot;00&quot;);&quot;-&quot;;TEXT([.D13];&quot;00&quot;))" office:value-type="string" office:string-value="2011-11-12">
            <text:p>2011-11-12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7:41</text:p>
          </table:table-cell>
          <table:table-cell table:style-name="ce10" office:value-type="string">
            <text:p>16:24</text:p>
          </table:table-cell>
          <table:table-cell table:style-name="ce10" office:value-type="string">
            <text:p>08:43</text:p>
          </table:table-cell>
          <table:table-cell table:style-name="ce8" office:value-type="string">
            <text:p>Pilnatis</text:p>
          </table:table-cell>
          <table:table-cell office:value-type="string">
            <text:p>Griaustinio žaibas yra karštesnis nei saulės paviršiu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3">
            <text:p>13</text:p>
          </table:table-cell>
          <table:table-cell table:formula="of:=CONCATENATE( TEXT([.A14];0);&quot;-&quot;;TEXT([.B14];&quot;00&quot;);&quot;-&quot;;TEXT([.D14];&quot;00&quot;))" office:value-type="string" office:string-value="2011-11-13">
            <text:p>2011-11-13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7:43</text:p>
          </table:table-cell>
          <table:table-cell table:style-name="ce10" office:value-type="string">
            <text:p>16:22</text:p>
          </table:table-cell>
          <table:table-cell table:style-name="ce10" office:value-type="string">
            <text:p>08:39</text:p>
          </table:table-cell>
          <table:table-cell table:style-name="ce8" office:value-type="string">
            <text:p>Pilnatis</text:p>
          </table:table-cell>
          <table:table-cell office:value-type="string">
            <text:p>Mėnulis yra 400 kartų arčiau Žemės negu Saulė ir yra 400 kartų mažesnis už Saulę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4">
            <text:p>14</text:p>
          </table:table-cell>
          <table:table-cell table:formula="of:=CONCATENATE( TEXT([.A15];0);&quot;-&quot;;TEXT([.B15];&quot;00&quot;);&quot;-&quot;;TEXT([.D15];&quot;00&quot;))" office:value-type="string" office:string-value="2011-11-14">
            <text:p>2011-11-14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7:45</text:p>
          </table:table-cell>
          <table:table-cell table:style-name="ce10" office:value-type="string">
            <text:p>16:21</text:p>
          </table:table-cell>
          <table:table-cell table:style-name="ce10" office:value-type="string">
            <text:p>08:36</text:p>
          </table:table-cell>
          <table:table-cell table:style-name="ce8" office:value-type="string">
            <text:p>Pilnatis</text:p>
          </table:table-cell>
          <table:table-cell office:value-type="string">
            <text:p>100 kalorijų užtenka numinti dviračiu ~5km arba nuvažiuoti mašinai 85 metru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5">
            <text:p>15</text:p>
          </table:table-cell>
          <table:table-cell table:formula="of:=CONCATENATE( TEXT([.A16];0);&quot;-&quot;;TEXT([.B16];&quot;00&quot;);&quot;-&quot;;TEXT([.D16];&quot;00&quot;))" office:value-type="string" office:string-value="2011-11-15">
            <text:p>2011-11-15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7:47</text:p>
          </table:table-cell>
          <table:table-cell table:style-name="ce10" office:value-type="string">
            <text:p>16:19</text:p>
          </table:table-cell>
          <table:table-cell table:style-name="ce10" office:value-type="string">
            <text:p>08:32</text:p>
          </table:table-cell>
          <table:table-cell table:style-name="ce8" office:value-type="string">
            <text:p>Pilnatis</text:p>
          </table:table-cell>
          <table:table-cell office:value-type="string">
            <text:p>XIV amžiuje nuo Juodosios Mirties (maro) išmirė apie trečdalį Europos gyventojų, o iš viso pasaulyje - 75 mln Pandemija išplito per žiurkių blusa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6">
            <text:p>16</text:p>
          </table:table-cell>
          <table:table-cell table:formula="of:=CONCATENATE( TEXT([.A17];0);&quot;-&quot;;TEXT([.B17];&quot;00&quot;);&quot;-&quot;;TEXT([.D17];&quot;00&quot;))" office:value-type="string" office:string-value="2011-11-16">
            <text:p>2011-11-16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7:49</text:p>
          </table:table-cell>
          <table:table-cell table:style-name="ce10" office:value-type="string">
            <text:p>16:17</text:p>
          </table:table-cell>
          <table:table-cell table:style-name="ce10" office:value-type="string">
            <text:p>08:28</text:p>
          </table:table-cell>
          <table:table-cell table:style-name="ce8" office:value-type="string">
            <text:p>Pilnatis</text:p>
          </table:table-cell>
          <table:table-cell office:value-type="string">
            <text:p>Tam, kad įveiktų Žemės gravitaciją, raketa turi skrieti ~ 11km/s (40 000 km/h) greičiu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7">
            <text:p>17</text:p>
          </table:table-cell>
          <table:table-cell table:formula="of:=CONCATENATE( TEXT([.A18];0);&quot;-&quot;;TEXT([.B18];&quot;00&quot;);&quot;-&quot;;TEXT([.D18];&quot;00&quot;))" office:value-type="string" office:string-value="2011-11-17">
            <text:p>2011-11-17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7:50</text:p>
          </table:table-cell>
          <table:table-cell table:style-name="ce10" office:value-type="string">
            <text:p>16:16</text:p>
          </table:table-cell>
          <table:table-cell table:style-name="ce10" office:value-type="string">
            <text:p>08:26</text:p>
          </table:table-cell>
          <table:table-cell table:style-name="ce8" office:value-type="string">
            <text:p>Pilnatis</text:p>
          </table:table-cell>
          <table:table-cell office:value-type="string">
            <text:p>Šuns uoslė yra 1000 kartų jautresnė nei žmogau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8">
            <text:p>18</text:p>
          </table:table-cell>
          <table:table-cell table:formula="of:=CONCATENATE( TEXT([.A19];0);&quot;-&quot;;TEXT([.B19];&quot;00&quot;);&quot;-&quot;;TEXT([.D19];&quot;00&quot;))" office:value-type="string" office:string-value="2011-11-18">
            <text:p>2011-11-18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7:52</text:p>
          </table:table-cell>
          <table:table-cell table:style-name="ce10" office:value-type="string">
            <text:p>16:14</text:p>
          </table:table-cell>
          <table:table-cell table:style-name="ce10" office:value-type="string">
            <text:p>08:22</text:p>
          </table:table-cell>
          <table:table-cell table:style-name="ce8" office:value-type="string">
            <text:p>Delčia</text:p>
          </table:table-cell>
          <table:table-cell office:value-type="string">
            <text:p>Yra rasta ir vėl atgaivinta 3 mln metų senumo mikroorganizmų, kurie buvo įšalę lede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19">
            <text:p>19</text:p>
          </table:table-cell>
          <table:table-cell table:formula="of:=CONCATENATE( TEXT([.A20];0);&quot;-&quot;;TEXT([.B20];&quot;00&quot;);&quot;-&quot;;TEXT([.D20];&quot;00&quot;))" office:value-type="string" office:string-value="2011-11-19">
            <text:p>2011-11-19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7:54</text:p>
          </table:table-cell>
          <table:table-cell table:style-name="ce10" office:value-type="string">
            <text:p>16:13</text:p>
          </table:table-cell>
          <table:table-cell table:style-name="ce10" office:value-type="string">
            <text:p>08:19</text:p>
          </table:table-cell>
          <table:table-cell table:style-name="ce8" office:value-type="string">
            <text:p>Delčia</text:p>
          </table:table-cell>
          <table:table-cell office:value-type="string">
            <text:p>Pirmasis plastikas buvo susintetintas 1862 metais anglų chemiko Aleksandro Parke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0">
            <text:p>20</text:p>
          </table:table-cell>
          <table:table-cell table:formula="of:=CONCATENATE( TEXT([.A21];0);&quot;-&quot;;TEXT([.B21];&quot;00&quot;);&quot;-&quot;;TEXT([.D21];&quot;00&quot;))" office:value-type="string" office:string-value="2011-11-20">
            <text:p>2011-11-20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7:56</text:p>
          </table:table-cell>
          <table:table-cell table:style-name="ce10" office:value-type="string">
            <text:p>16:11</text:p>
          </table:table-cell>
          <table:table-cell table:style-name="ce10" office:value-type="string">
            <text:p>08:15</text:p>
          </table:table-cell>
          <table:table-cell table:style-name="ce8" office:value-type="string">
            <text:p>Delčia</text:p>
          </table:table-cell>
          <table:table-cell office:value-type="string">
            <text:p>Kupranugariai gali išgyventi dykumoje be vandens <text:s/>17 dienų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1">
            <text:p>21</text:p>
          </table:table-cell>
          <table:table-cell table:formula="of:=CONCATENATE( TEXT([.A22];0);&quot;-&quot;;TEXT([.B22];&quot;00&quot;);&quot;-&quot;;TEXT([.D22];&quot;00&quot;))" office:value-type="string" office:string-value="2011-11-21">
            <text:p>2011-11-21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7:58</text:p>
          </table:table-cell>
          <table:table-cell table:style-name="ce10" office:value-type="string">
            <text:p>16:10</text:p>
          </table:table-cell>
          <table:table-cell table:style-name="ce10" office:value-type="string">
            <text:p>08:12</text:p>
          </table:table-cell>
          <table:table-cell table:style-name="ce8" office:value-type="string">
            <text:p>Delčia</text:p>
          </table:table-cell>
          <table:table-cell office:value-type="string">
            <text:p>Žmogaus širdis suplaka 100'000 kartų per dieną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2">
            <text:p>22</text:p>
          </table:table-cell>
          <table:table-cell table:formula="of:=CONCATENATE( TEXT([.A23];0);&quot;-&quot;;TEXT([.B23];&quot;00&quot;);&quot;-&quot;;TEXT([.D23];&quot;00&quot;))" office:value-type="string" office:string-value="2011-11-22">
            <text:p>2011-11-22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8:00</text:p>
          </table:table-cell>
          <table:table-cell table:style-name="ce10" office:value-type="string">
            <text:p>16:09</text:p>
          </table:table-cell>
          <table:table-cell table:style-name="ce10" office:value-type="string">
            <text:p>08:09</text:p>
          </table:table-cell>
          <table:table-cell table:style-name="ce8" office:value-type="string">
            <text:p>Delčia</text:p>
          </table:table-cell>
          <table:table-cell office:value-type="string">
            <text:p>Pirmasis dviratis buvo pagamintas 1817 m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3">
            <text:p>23</text:p>
          </table:table-cell>
          <table:table-cell table:formula="of:=CONCATENATE( TEXT([.A24];0);&quot;-&quot;;TEXT([.B24];&quot;00&quot;);&quot;-&quot;;TEXT([.D24];&quot;00&quot;))" office:value-type="string" office:string-value="2011-11-23">
            <text:p>2011-11-23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8:02</text:p>
          </table:table-cell>
          <table:table-cell table:style-name="ce10" office:value-type="string">
            <text:p>16:07</text:p>
          </table:table-cell>
          <table:table-cell table:style-name="ce10" office:value-type="string">
            <text:p>08:05</text:p>
          </table:table-cell>
          <table:table-cell table:style-name="ce8" office:value-type="string">
            <text:p>Delčia</text:p>
          </table:table-cell>
          <table:table-cell office:value-type="string">
            <text:p>Jeigu saulė būtų tinkinio kamuolio dydžio, tai Jupiteris būtų kaip golfo kamuoliukas, o Žemė – kaip žirnis.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4">
            <text:p>24</text:p>
          </table:table-cell>
          <table:table-cell table:formula="of:=CONCATENATE( TEXT([.A25];0);&quot;-&quot;;TEXT([.B25];&quot;00&quot;);&quot;-&quot;;TEXT([.D25];&quot;00&quot;))" office:value-type="string" office:string-value="2011-11-24">
            <text:p>2011-11-24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8:04</text:p>
          </table:table-cell>
          <table:table-cell table:style-name="ce10" office:value-type="string">
            <text:p>16:06</text:p>
          </table:table-cell>
          <table:table-cell table:style-name="ce10" office:value-type="string">
            <text:p>08:02</text:p>
          </table:table-cell>
          <table:table-cell table:style-name="ce8" office:value-type="string">
            <text:p>Delčia</text:p>
          </table:table-cell>
          <table:table-cell office:value-type="string">
            <text:p>Kvazarai yra labiausiai nutolę objektai visatoje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5">
            <text:p>25</text:p>
          </table:table-cell>
          <table:table-cell table:formula="of:=CONCATENATE( TEXT([.A26];0);&quot;-&quot;;TEXT([.B26];&quot;00&quot;);&quot;-&quot;;TEXT([.D26];&quot;00&quot;))" office:value-type="string" office:string-value="2011-11-25">
            <text:p>2011-11-25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8:05</text:p>
          </table:table-cell>
          <table:table-cell table:style-name="ce10" office:value-type="string">
            <text:p>16:05</text:p>
          </table:table-cell>
          <table:table-cell table:style-name="ce10" office:value-type="string">
            <text:p>08:00</text:p>
          </table:table-cell>
          <table:table-cell table:style-name="ce8" office:value-type="string">
            <text:p>Jaunatis</text:p>
          </table:table-cell>
          <table:table-cell office:value-type="string">
            <text:p>Koalos miega 22 valandas per parą – 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6">
            <text:p>26</text:p>
          </table:table-cell>
          <table:table-cell table:formula="of:=CONCATENATE( TEXT([.A27];0);&quot;-&quot;;TEXT([.B27];&quot;00&quot;);&quot;-&quot;;TEXT([.D27];&quot;00&quot;))" office:value-type="string" office:string-value="2011-11-26">
            <text:p>2011-11-26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8:07</text:p>
          </table:table-cell>
          <table:table-cell table:style-name="ce10" office:value-type="string">
            <text:p>16:04</text:p>
          </table:table-cell>
          <table:table-cell table:style-name="ce10" office:value-type="string">
            <text:p>07:57</text:p>
          </table:table-cell>
          <table:table-cell table:style-name="ce8" office:value-type="string">
            <text:p>Jaunatis</text:p>
          </table:table-cell>
          <table:table-cell office:value-type="string">
            <text:p>2 valandom ilgiau negu tinginys ;)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7">
            <text:p>27</text:p>
          </table:table-cell>
          <table:table-cell table:formula="of:=CONCATENATE( TEXT([.A28];0);&quot;-&quot;;TEXT([.B28];&quot;00&quot;);&quot;-&quot;;TEXT([.D28];&quot;00&quot;))" office:value-type="string" office:string-value="2011-11-27">
            <text:p>2011-11-27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8:09</text:p>
          </table:table-cell>
          <table:table-cell table:style-name="ce10" office:value-type="string">
            <text:p>16:02</text:p>
          </table:table-cell>
          <table:table-cell table:style-name="ce10" office:value-type="string">
            <text:p>07:53</text:p>
          </table:table-cell>
          <table:table-cell table:style-name="ce8" office:value-type="string">
            <text:p>Jaunatis</text:p>
          </table:table-cell>
          <table:table-cell office:value-type="string">
            <text:p>Netgi keliaujant šviesos greičiu, reiktų 2 mln metų tam, kad pasiekti arčiausią didelę galaktiką – Andromedą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8">
            <text:p>28</text:p>
          </table:table-cell>
          <table:table-cell table:formula="of:=CONCATENATE( TEXT([.A29];0);&quot;-&quot;;TEXT([.B29];&quot;00&quot;);&quot;-&quot;;TEXT([.D29];&quot;00&quot;))" office:value-type="string" office:string-value="2011-11-28">
            <text:p>2011-11-28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8:11</text:p>
          </table:table-cell>
          <table:table-cell table:style-name="ce10" office:value-type="string">
            <text:p>16:01</text:p>
          </table:table-cell>
          <table:table-cell table:style-name="ce10" office:value-type="string">
            <text:p>07:50</text:p>
          </table:table-cell>
          <table:table-cell table:style-name="ce8" office:value-type="string">
            <text:p>Jaunatis</text:p>
          </table:table-cell>
          <table:table-cell office:value-type="string">
            <text:p>Šviesos greičiu aplėkt apie žemę užtektų apie dešimtadalio sekundė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29">
            <text:p>29</text:p>
          </table:table-cell>
          <table:table-cell table:formula="of:=CONCATENATE( TEXT([.A30];0);&quot;-&quot;;TEXT([.B30];&quot;00&quot;);&quot;-&quot;;TEXT([.D30];&quot;00&quot;))" office:value-type="string" office:string-value="2011-11-29">
            <text:p>2011-11-29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8:12</text:p>
          </table:table-cell>
          <table:table-cell table:style-name="ce10" office:value-type="string">
            <text:p>16:00</text:p>
          </table:table-cell>
          <table:table-cell table:style-name="ce10" office:value-type="string">
            <text:p>07:48</text:p>
          </table:table-cell>
          <table:table-cell table:style-name="ce8" office:value-type="string">
            <text:p>Jaunatis</text:p>
          </table:table-cell>
          <table:table-cell office:value-type="string">
            <text:p>Žymusis išradėjas Tomas Edisonas bandė sukurti malūnsparnių kurą iš parako, tačiau nusprendė šį projektą nutraukti, kai sprogo laboratorija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string">
            <text:p>Lapkritis</text:p>
          </table:table-cell>
          <table:table-cell office:value-type="float" office:value="30">
            <text:p>30</text:p>
          </table:table-cell>
          <table:table-cell table:formula="of:=CONCATENATE( TEXT([.A31];0);&quot;-&quot;;TEXT([.B31];&quot;00&quot;);&quot;-&quot;;TEXT([.D31];&quot;00&quot;))" office:value-type="string" office:string-value="2011-11-30">
            <text:p>2011-11-30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8:14</text:p>
          </table:table-cell>
          <table:table-cell table:style-name="ce10" office:value-type="string">
            <text:p>15:59</text:p>
          </table:table-cell>
          <table:table-cell table:style-name="ce10" office:value-type="string">
            <text:p>07:45</text:p>
          </table:table-cell>
          <table:table-cell table:style-name="ce8" office:value-type="string">
            <text:p>Jaunatis</text:p>
          </table:table-cell>
          <table:table-cell office:value-type="string">
            <text:p>Raudonojo admirolo (drugelio) kojų receptoriai yra 200 kartų jautresni negu žmogaus liežuvi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">
            <text:p>1</text:p>
          </table:table-cell>
          <table:table-cell table:formula="of:=CONCATENATE( TEXT([.A32];0);&quot;-&quot;;TEXT([.B32];&quot;00&quot;);&quot;-&quot;;TEXT([.D32];&quot;00&quot;))" office:value-type="string" office:string-value="2011-12-01">
            <text:p>2011-12-01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8:16</text:p>
          </table:table-cell>
          <table:table-cell table:style-name="ce10" office:value-type="string">
            <text:p>15:59</text:p>
          </table:table-cell>
          <table:table-cell table:style-name="ce10" office:value-type="string">
            <text:p>07:43</text:p>
          </table:table-cell>
          <table:table-cell table:style-name="ce8" office:value-type="string">
            <text:p>Jaunatis</text:p>
          </table:table-cell>
          <table:table-cell office:value-type="string">
            <text:p>Mokslas - tai amžinas ieškojimas - ar aš mokinuos, ar dar tik pradedu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">
            <text:p>2</text:p>
          </table:table-cell>
          <table:table-cell table:formula="of:=CONCATENATE( TEXT([.A33];0);&quot;-&quot;;TEXT([.B33];&quot;00&quot;);&quot;-&quot;;TEXT([.D33];&quot;00&quot;))" office:value-type="string" office:string-value="2011-12-02">
            <text:p>2011-12-02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8:17</text:p>
          </table:table-cell>
          <table:table-cell table:style-name="ce10" office:value-type="string">
            <text:p>15:58</text:p>
          </table:table-cell>
          <table:table-cell table:style-name="ce10" office:value-type="string">
            <text:p>07:41</text:p>
          </table:table-cell>
          <table:table-cell table:style-name="ce8" office:value-type="string">
            <text:p>Priešpilnis</text:p>
          </table:table-cell>
          <table:table-cell office:value-type="string">
            <text:p>Ateitis yra tai, ką kiekvienas pasiekia 60-ies minučių per valandą greičiu (S Lewis)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3">
            <text:p>3</text:p>
          </table:table-cell>
          <table:table-cell table:formula="of:=CONCATENATE( TEXT([.A34];0);&quot;-&quot;;TEXT([.B34];&quot;00&quot;);&quot;-&quot;;TEXT([.D34];&quot;00&quot;))" office:value-type="string" office:string-value="2011-12-03">
            <text:p>2011-12-03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8:19</text:p>
          </table:table-cell>
          <table:table-cell table:style-name="ce10" office:value-type="string">
            <text:p>15:57</text:p>
          </table:table-cell>
          <table:table-cell table:style-name="ce10" office:value-type="string">
            <text:p>07:38</text:p>
          </table:table-cell>
          <table:table-cell table:style-name="ce8" office:value-type="string">
            <text:p>Priešpilnis</text:p>
          </table:table-cell>
          <table:table-cell office:value-type="string">
            <text:p>Hipotezių skaičius apie tam tikrą reiškinį priešingai proporcingas žinioms apie šį reiškinį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4">
            <text:p>4</text:p>
          </table:table-cell>
          <table:table-cell table:formula="of:=CONCATENATE( TEXT([.A35];0);&quot;-&quot;;TEXT([.B35];&quot;00&quot;);&quot;-&quot;;TEXT([.D35];&quot;00&quot;))" office:value-type="string" office:string-value="2011-12-04">
            <text:p>2011-12-04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8:20</text:p>
          </table:table-cell>
          <table:table-cell table:style-name="ce10" office:value-type="string">
            <text:p>15:56</text:p>
          </table:table-cell>
          <table:table-cell table:style-name="ce10" office:value-type="string">
            <text:p>07:36</text:p>
          </table:table-cell>
          <table:table-cell table:style-name="ce8" office:value-type="string">
            <text:p>Priešpilnis</text:p>
          </table:table-cell>
          <table:table-cell office:value-type="string">
            <text:p>Smegenys-organas, kuriuo galvojame, kad galvojame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5">
            <text:p>5</text:p>
          </table:table-cell>
          <table:table-cell table:formula="of:=CONCATENATE( TEXT([.A36];0);&quot;-&quot;;TEXT([.B36];&quot;00&quot;);&quot;-&quot;;TEXT([.D36];&quot;00&quot;))" office:value-type="string" office:string-value="2011-12-05">
            <text:p>2011-12-05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8:22</text:p>
          </table:table-cell>
          <table:table-cell table:style-name="ce10" office:value-type="string">
            <text:p>15:55</text:p>
          </table:table-cell>
          <table:table-cell table:style-name="ce10" office:value-type="string">
            <text:p>07:33</text:p>
          </table:table-cell>
          <table:table-cell table:style-name="ce8" office:value-type="string">
            <text:p>Priešpilnis</text:p>
          </table:table-cell>
          <table:table-cell office:value-type="string">
            <text:p>Spektras - reiskinys, stebimas studentų paakiuose sesijos metu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6">
            <text:p>6</text:p>
          </table:table-cell>
          <table:table-cell table:formula="of:=CONCATENATE( TEXT([.A37];0);&quot;-&quot;;TEXT([.B37];&quot;00&quot;);&quot;-&quot;;TEXT([.D37];&quot;00&quot;))" office:value-type="string" office:string-value="2011-12-06">
            <text:p>2011-12-06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8:23</text:p>
          </table:table-cell>
          <table:table-cell table:style-name="ce10" office:value-type="string">
            <text:p>15:55</text:p>
          </table:table-cell>
          <table:table-cell table:style-name="ce10" office:value-type="string">
            <text:p>07:32</text:p>
          </table:table-cell>
          <table:table-cell table:style-name="ce8" office:value-type="string">
            <text:p>Priešpilnis</text:p>
          </table:table-cell>
          <table:table-cell office:value-type="string">
            <text:p>Nežinojimas yra žinojimo pagrinda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7">
            <text:p>7</text:p>
          </table:table-cell>
          <table:table-cell table:formula="of:=CONCATENATE( TEXT([.A38];0);&quot;-&quot;;TEXT([.B38];&quot;00&quot;);&quot;-&quot;;TEXT([.D38];&quot;00&quot;))" office:value-type="string" office:string-value="2011-12-07">
            <text:p>2011-12-07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8:25</text:p>
          </table:table-cell>
          <table:table-cell table:style-name="ce10" office:value-type="string">
            <text:p>15:54</text:p>
          </table:table-cell>
          <table:table-cell table:style-name="ce10" office:value-type="string">
            <text:p>07:29</text:p>
          </table:table-cell>
          <table:table-cell table:style-name="ce8" office:value-type="string">
            <text:p>Priešpilnis</text:p>
          </table:table-cell>
          <table:table-cell office:value-type="string">
            <text:p>Mokslas nėra žinių atkartojimas, bet jų ieškojima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8">
            <text:p>8</text:p>
          </table:table-cell>
          <table:table-cell table:formula="of:=CONCATENATE( TEXT([.A39];0);&quot;-&quot;;TEXT([.B39];&quot;00&quot;);&quot;-&quot;;TEXT([.D39];&quot;00&quot;))" office:value-type="string" office:string-value="2011-12-08">
            <text:p>2011-12-08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8:26</text:p>
          </table:table-cell>
          <table:table-cell table:style-name="ce10" office:value-type="string">
            <text:p>15:54</text:p>
          </table:table-cell>
          <table:table-cell table:style-name="ce10" office:value-type="string">
            <text:p>07:28</text:p>
          </table:table-cell>
          <table:table-cell table:style-name="ce8" office:value-type="string">
            <text:p>Priešpilnis</text:p>
          </table:table-cell>
          <table:table-cell office:value-type="string">
            <text:p>Hipotezių skaičius apie tam tikrą reiškinį priešingai proporcingas žinioms apie šį reiškinį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9">
            <text:p>9</text:p>
          </table:table-cell>
          <table:table-cell table:formula="of:=CONCATENATE( TEXT([.A40];0);&quot;-&quot;;TEXT([.B40];&quot;00&quot;);&quot;-&quot;;TEXT([.D40];&quot;00&quot;))" office:value-type="string" office:string-value="2011-12-09">
            <text:p>2011-12-09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8:27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26</text:p>
          </table:table-cell>
          <table:table-cell table:style-name="ce8" office:value-type="string">
            <text:p>Pilnatis</text:p>
          </table:table-cell>
          <table:table-cell office:value-type="string">
            <text:p>Smegenys-organas, kuriuo galvojame, kad galvojame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0">
            <text:p>10</text:p>
          </table:table-cell>
          <table:table-cell table:formula="of:=CONCATENATE( TEXT([.A41];0);&quot;-&quot;;TEXT([.B41];&quot;00&quot;);&quot;-&quot;;TEXT([.D41];&quot;00&quot;))" office:value-type="string" office:string-value="2011-12-10">
            <text:p>2011-12-10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8:29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24</text:p>
          </table:table-cell>
          <table:table-cell table:style-name="ce8" office:value-type="string">
            <text:p>Pilnatis</text:p>
          </table:table-cell>
          <table:table-cell office:value-type="string">
            <text:p>Mokslas nėra žinių atkartojimas, bet jų ieškojima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1">
            <text:p>11</text:p>
          </table:table-cell>
          <table:table-cell table:formula="of:=CONCATENATE( TEXT([.A42];0);&quot;-&quot;;TEXT([.B42];&quot;00&quot;);&quot;-&quot;;TEXT([.D42];&quot;00&quot;))" office:value-type="string" office:string-value="2011-12-11">
            <text:p>2011-12-11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8:30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23</text:p>
          </table:table-cell>
          <table:table-cell table:style-name="ce8" office:value-type="string">
            <text:p>Pilnatis</text:p>
          </table:table-cell>
          <table:table-cell office:value-type="string">
            <text:p>Nuo trisdešimties metų žmogus po truputį pradeda mažėti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2">
            <text:p>12</text:p>
          </table:table-cell>
          <table:table-cell table:formula="of:=CONCATENATE( TEXT([.A43];0);&quot;-&quot;;TEXT([.B43];&quot;00&quot;);&quot;-&quot;;TEXT([.D43];&quot;00&quot;))" office:value-type="string" office:string-value="2011-12-12">
            <text:p>2011-12-12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8:31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22</text:p>
          </table:table-cell>
          <table:table-cell table:style-name="ce8" office:value-type="string">
            <text:p>Pilnatis</text:p>
          </table:table-cell>
          <table:table-cell office:value-type="string">
            <text:p>Kramtomoje gumoje yra kaučiuko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3">
            <text:p>13</text:p>
          </table:table-cell>
          <table:table-cell table:formula="of:=CONCATENATE( TEXT([.A44];0);&quot;-&quot;;TEXT([.B44];&quot;00&quot;);&quot;-&quot;;TEXT([.D44];&quot;00&quot;))" office:value-type="string" office:string-value="2011-12-13">
            <text:p>2011-12-13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8:32</text:p>
          </table:table-cell>
          <table:table-cell table:style-name="ce10" office:value-type="string">
            <text:p>15:52</text:p>
          </table:table-cell>
          <table:table-cell table:style-name="ce10" office:value-type="string">
            <text:p>07:20</text:p>
          </table:table-cell>
          <table:table-cell table:style-name="ce8" office:value-type="string">
            <text:p>Pilnatis</text:p>
          </table:table-cell>
          <table:table-cell office:value-type="string">
            <text:p>Žmogaus šlaunies kaulai yra stipresni už betoną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4">
            <text:p>14</text:p>
          </table:table-cell>
          <table:table-cell table:formula="of:=CONCATENATE( TEXT([.A45];0);&quot;-&quot;;TEXT([.B45];&quot;00&quot;);&quot;-&quot;;TEXT([.D45];&quot;00&quot;))" office:value-type="string" office:string-value="2011-12-14">
            <text:p>2011-12-14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8:33</text:p>
          </table:table-cell>
          <table:table-cell table:style-name="ce10" office:value-type="string">
            <text:p>15:52</text:p>
          </table:table-cell>
          <table:table-cell table:style-name="ce10" office:value-type="string">
            <text:p>07:19</text:p>
          </table:table-cell>
          <table:table-cell table:style-name="ce8" office:value-type="string">
            <text:p>Pilnatis</text:p>
          </table:table-cell>
          <table:table-cell office:value-type="string">
            <text:p>Rankų nagai auga 4 kartus greičiau negu kojų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5">
            <text:p>15</text:p>
          </table:table-cell>
          <table:table-cell table:formula="of:=CONCATENATE( TEXT([.A46];0);&quot;-&quot;;TEXT([.B46];&quot;00&quot;);&quot;-&quot;;TEXT([.D46];&quot;00&quot;))" office:value-type="string" office:string-value="2011-12-15">
            <text:p>2011-12-15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8:34</text:p>
          </table:table-cell>
          <table:table-cell table:style-name="ce10" office:value-type="string">
            <text:p>15:52</text:p>
          </table:table-cell>
          <table:table-cell table:style-name="ce10" office:value-type="string">
            <text:p>07:18</text:p>
          </table:table-cell>
          <table:table-cell table:style-name="ce8" office:value-type="string">
            <text:p>Pilnatis</text:p>
          </table:table-cell>
          <table:table-cell office:value-type="string">
            <text:p>Moterys mirkčioja dvigubai daugiau už vyru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6">
            <text:p>16</text:p>
          </table:table-cell>
          <table:table-cell table:formula="of:=CONCATENATE( TEXT([.A47];0);&quot;-&quot;;TEXT([.B47];&quot;00&quot;);&quot;-&quot;;TEXT([.D47];&quot;00&quot;))" office:value-type="string" office:string-value="2011-12-16">
            <text:p>2011-12-16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8:35</text:p>
          </table:table-cell>
          <table:table-cell table:style-name="ce10" office:value-type="string">
            <text:p>15:52</text:p>
          </table:table-cell>
          <table:table-cell table:style-name="ce10" office:value-type="string">
            <text:p>07:17</text:p>
          </table:table-cell>
          <table:table-cell table:style-name="ce8" office:value-type="string">
            <text:p>Pilnatis</text:p>
          </table:table-cell>
          <table:table-cell office:value-type="string">
            <text:p>Suaugusio žmogaus smegenys sveria apie 1kg 200 g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7">
            <text:p>17</text:p>
          </table:table-cell>
          <table:table-cell table:formula="of:=CONCATENATE( TEXT([.A48];0);&quot;-&quot;;TEXT([.B48];&quot;00&quot;);&quot;-&quot;;TEXT([.D48];&quot;00&quot;))" office:value-type="string" office:string-value="2011-12-17">
            <text:p>2011-12-17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8:36</text:p>
          </table:table-cell>
          <table:table-cell table:style-name="ce10" office:value-type="string">
            <text:p>15:52</text:p>
          </table:table-cell>
          <table:table-cell table:style-name="ce10" office:value-type="string">
            <text:p>07:16</text:p>
          </table:table-cell>
          <table:table-cell table:style-name="ce8" office:value-type="string">
            <text:p>Delčia</text:p>
          </table:table-cell>
          <table:table-cell office:value-type="string">
            <text:p>1963 Randy Gardneris nemiegojęs išbuvo 264 valandas Tai pasaulio rekorda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8">
            <text:p>18</text:p>
          </table:table-cell>
          <table:table-cell table:formula="of:=CONCATENATE( TEXT([.A49];0);&quot;-&quot;;TEXT([.B49];&quot;00&quot;);&quot;-&quot;;TEXT([.D49];&quot;00&quot;))" office:value-type="string" office:string-value="2011-12-18">
            <text:p>2011-12-18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8:37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16</text:p>
          </table:table-cell>
          <table:table-cell table:style-name="ce8" office:value-type="string">
            <text:p>Delčia</text:p>
          </table:table-cell>
          <table:table-cell office:value-type="string">
            <text:p>Stipriausias kūno raumuo yra liežuvi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19">
            <text:p>19</text:p>
          </table:table-cell>
          <table:table-cell table:formula="of:=CONCATENATE( TEXT([.A50];0);&quot;-&quot;;TEXT([.B50];&quot;00&quot;);&quot;-&quot;;TEXT([.D50];&quot;00&quot;))" office:value-type="string" office:string-value="2011-12-19">
            <text:p>2011-12-19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8:38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15</text:p>
          </table:table-cell>
          <table:table-cell table:style-name="ce8" office:value-type="string">
            <text:p>Delčia</text:p>
          </table:table-cell>
          <table:table-cell office:value-type="string">
            <text:p>Moters širdis plaka greičiau nei vyro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0">
            <text:p>20</text:p>
          </table:table-cell>
          <table:table-cell table:formula="of:=CONCATENATE( TEXT([.A51];0);&quot;-&quot;;TEXT([.B51];&quot;00&quot;);&quot;-&quot;;TEXT([.D51];&quot;00&quot;))" office:value-type="string" office:string-value="2011-12-20">
            <text:p>2011-12-20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8:39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14</text:p>
          </table:table-cell>
          <table:table-cell table:style-name="ce8" office:value-type="string">
            <text:p>Delčia</text:p>
          </table:table-cell>
          <table:table-cell office:value-type="string">
            <text:p>Čiaudėjant žmogaus širdis sustoja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1">
            <text:p>21</text:p>
          </table:table-cell>
          <table:table-cell table:formula="of:=CONCATENATE( TEXT([.A52];0);&quot;-&quot;;TEXT([.B52];&quot;00&quot;);&quot;-&quot;;TEXT([.D52];&quot;00&quot;))" office:value-type="string" office:string-value="2011-12-21">
            <text:p>2011-12-21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8:39</text:p>
          </table:table-cell>
          <table:table-cell table:style-name="ce10" office:value-type="string">
            <text:p>15:53</text:p>
          </table:table-cell>
          <table:table-cell table:style-name="ce10" office:value-type="string">
            <text:p>07:14</text:p>
          </table:table-cell>
          <table:table-cell table:style-name="ce8" office:value-type="string">
            <text:p>Delčia</text:p>
          </table:table-cell>
          <table:table-cell office:value-type="string">
            <text:p>Neįmanoma nusičiaudėti neužsimerku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2">
            <text:p>22</text:p>
          </table:table-cell>
          <table:table-cell table:formula="of:=CONCATENATE( TEXT([.A53];0);&quot;-&quot;;TEXT([.B53];&quot;00&quot;);&quot;-&quot;;TEXT([.D53];&quot;00&quot;))" office:value-type="string" office:string-value="2011-12-22">
            <text:p>2011-12-22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8:40</text:p>
          </table:table-cell>
          <table:table-cell table:style-name="ce10" office:value-type="string">
            <text:p>15:54</text:p>
          </table:table-cell>
          <table:table-cell table:style-name="ce10" office:value-type="string">
            <text:p>07:14</text:p>
          </table:table-cell>
          <table:table-cell table:style-name="ce8" office:value-type="string">
            <text:p>Delčia</text:p>
          </table:table-cell>
          <table:table-cell office:value-type="string">
            <text:p>Bendras žmogaus odos svoris yra maždaug 2,5 kg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3">
            <text:p>23</text:p>
          </table:table-cell>
          <table:table-cell table:formula="of:=CONCATENATE( TEXT([.A54];0);&quot;-&quot;;TEXT([.B54];&quot;00&quot;);&quot;-&quot;;TEXT([.D54];&quot;00&quot;))" office:value-type="string" office:string-value="2011-12-23">
            <text:p>2011-12-23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8:40</text:p>
          </table:table-cell>
          <table:table-cell table:style-name="ce10" office:value-type="string">
            <text:p>15:54</text:p>
          </table:table-cell>
          <table:table-cell table:style-name="ce10" office:value-type="string">
            <text:p>07:14</text:p>
          </table:table-cell>
          <table:table-cell table:style-name="ce8" office:value-type="string">
            <text:p>Delčia</text:p>
          </table:table-cell>
          <table:table-cell office:value-type="string">
            <text:p>Šypsodamasis žmogus naudoja vidutiniškai 17 raumenų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4">
            <text:p>24</text:p>
          </table:table-cell>
          <table:table-cell table:formula="of:=CONCATENATE( TEXT([.A55];0);&quot;-&quot;;TEXT([.B55];&quot;00&quot;);&quot;-&quot;;TEXT([.D55];&quot;00&quot;))" office:value-type="string" office:string-value="2011-12-24">
            <text:p>2011-12-24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8:41</text:p>
          </table:table-cell>
          <table:table-cell table:style-name="ce10" office:value-type="string">
            <text:p>15:55</text:p>
          </table:table-cell>
          <table:table-cell table:style-name="ce10" office:value-type="string">
            <text:p>07:14</text:p>
          </table:table-cell>
          <table:table-cell table:style-name="ce8" office:value-type="string">
            <text:p>Delčia</text:p>
          </table:table-cell>
          <table:table-cell office:value-type="string">
            <text:p>Susiraukdamas žmogus naudoja vidutiniškai 43 raumeni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5">
            <text:p>25</text:p>
          </table:table-cell>
          <table:table-cell table:formula="of:=CONCATENATE( TEXT([.A56];0);&quot;-&quot;;TEXT([.B56];&quot;00&quot;);&quot;-&quot;;TEXT([.D56];&quot;00&quot;))" office:value-type="string" office:string-value="2011-12-25">
            <text:p>2011-12-25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0" office:value-type="string">
            <text:p>08:41</text:p>
          </table:table-cell>
          <table:table-cell table:style-name="ce10" office:value-type="string">
            <text:p>15:56</text:p>
          </table:table-cell>
          <table:table-cell table:style-name="ce10" office:value-type="string">
            <text:p>07:15</text:p>
          </table:table-cell>
          <table:table-cell table:style-name="ce8" office:value-type="string">
            <text:p>Jaunatis</text:p>
          </table:table-cell>
          <table:table-cell office:value-type="string">
            <text:p>Dešinysis žmogaus plautis priima daugiau oro negu kairysi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6">
            <text:p>26</text:p>
          </table:table-cell>
          <table:table-cell table:formula="of:=CONCATENATE( TEXT([.A57];0);&quot;-&quot;;TEXT([.B57];&quot;00&quot;);&quot;-&quot;;TEXT([.D57];&quot;00&quot;))" office:value-type="string" office:string-value="2011-12-26">
            <text:p>2011-12-26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10" office:value-type="string">
            <text:p>08:42</text:p>
          </table:table-cell>
          <table:table-cell table:style-name="ce10" office:value-type="string">
            <text:p>15:56</text:p>
          </table:table-cell>
          <table:table-cell table:style-name="ce10" office:value-type="string">
            <text:p>07:14</text:p>
          </table:table-cell>
          <table:table-cell table:style-name="ce8" office:value-type="string">
            <text:p>Jaunatis</text:p>
          </table:table-cell>
          <table:table-cell office:value-type="string">
            <text:p>Fiziškai yra neįmanoma nusičiaudėti atsimerku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7">
            <text:p>27</text:p>
          </table:table-cell>
          <table:table-cell table:formula="of:=CONCATENATE( TEXT([.A58];0);&quot;-&quot;;TEXT([.B58];&quot;00&quot;);&quot;-&quot;;TEXT([.D58];&quot;00&quot;))" office:value-type="string" office:string-value="2011-12-27">
            <text:p>2011-12-27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10" office:value-type="string">
            <text:p>08:42</text:p>
          </table:table-cell>
          <table:table-cell table:style-name="ce10" office:value-type="string">
            <text:p>15:57</text:p>
          </table:table-cell>
          <table:table-cell table:style-name="ce10" office:value-type="string">
            <text:p>07:15</text:p>
          </table:table-cell>
          <table:table-cell table:style-name="ce8" office:value-type="string">
            <text:p>Jaunatis</text:p>
          </table:table-cell>
          <table:table-cell office:value-type="string">
            <text:p>Žmogaus šonkauliai sujuda maždaug 5 milijonus kartų per metus (kvėpuojant)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8">
            <text:p>28</text:p>
          </table:table-cell>
          <table:table-cell table:formula="of:=CONCATENATE( TEXT([.A59];0);&quot;-&quot;;TEXT([.B59];&quot;00&quot;);&quot;-&quot;;TEXT([.D59];&quot;00&quot;))" office:value-type="string" office:string-value="2011-12-28">
            <text:p>2011-12-28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10" office:value-type="string">
            <text:p>08:42</text:p>
          </table:table-cell>
          <table:table-cell table:style-name="ce10" office:value-type="string">
            <text:p>15:58</text:p>
          </table:table-cell>
          <table:table-cell table:style-name="ce10" office:value-type="string">
            <text:p>07:16</text:p>
          </table:table-cell>
          <table:table-cell table:style-name="ce8" office:value-type="string">
            <text:p>Jaunatis</text:p>
          </table:table-cell>
          <table:table-cell office:value-type="string">
            <text:p>Vyrai žagsi dažniau negu motery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29">
            <text:p>29</text:p>
          </table:table-cell>
          <table:table-cell table:formula="of:=CONCATENATE( TEXT([.A60];0);&quot;-&quot;;TEXT([.B60];&quot;00&quot;);&quot;-&quot;;TEXT([.D60];&quot;00&quot;))" office:value-type="string" office:string-value="2011-12-29">
            <text:p>2011-12-29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10" office:value-type="string">
            <text:p>08:42</text:p>
          </table:table-cell>
          <table:table-cell table:style-name="ce10" office:value-type="string">
            <text:p>15:59</text:p>
          </table:table-cell>
          <table:table-cell table:style-name="ce10" office:value-type="string">
            <text:p>07:17</text:p>
          </table:table-cell>
          <table:table-cell table:style-name="ce8" office:value-type="string">
            <text:p>Jaunatis</text:p>
          </table:table-cell>
          <table:table-cell office:value-type="string">
            <text:p>Dauguma žmonių vorų bijo labiau nei mirties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30">
            <text:p>30</text:p>
          </table:table-cell>
          <table:table-cell table:formula="of:=CONCATENATE( TEXT([.A61];0);&quot;-&quot;;TEXT([.B61];&quot;00&quot;);&quot;-&quot;;TEXT([.D61];&quot;00&quot;))" office:value-type="string" office:string-value="2011-12-30">
            <text:p>2011-12-30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10" office:value-type="string">
            <text:p>08:42</text:p>
          </table:table-cell>
          <table:table-cell table:style-name="ce10" office:value-type="string">
            <text:p>16:00</text:p>
          </table:table-cell>
          <table:table-cell table:style-name="ce10" office:value-type="string">
            <text:p>07:18</text:p>
          </table:table-cell>
          <table:table-cell table:style-name="ce8" office:value-type="string">
            <text:p>Jaunatis</text:p>
          </table:table-cell>
          <table:table-cell office:value-type="string">
            <text:p>Ketvirtis žmogaus kaulų yra pėdose</text:p>
          </table:table-cell>
          <table:table-cell table:number-columns-repeated="101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string">
            <text:p>Gruodis</text:p>
          </table:table-cell>
          <table:table-cell office:value-type="float" office:value="31">
            <text:p>31</text:p>
          </table:table-cell>
          <table:table-cell table:formula="of:=CONCATENATE( TEXT([.A62];0);&quot;-&quot;;TEXT([.B62];&quot;00&quot;);&quot;-&quot;;TEXT([.D62];&quot;00&quot;))" office:value-type="string" office:string-value="2011-12-31">
            <text:p>2011-12-31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10" office:value-type="string">
            <text:p>08:42</text:p>
          </table:table-cell>
          <table:table-cell table:style-name="ce10" office:value-type="string">
            <text:p>16:01</text:p>
          </table:table-cell>
          <table:table-cell table:style-name="ce10" office:value-type="string">
            <text:p>07:19</text:p>
          </table:table-cell>
          <table:table-cell table:style-name="ce8" office:value-type="string">
            <text:p>Jaunatis</text:p>
          </table:table-cell>
          <table:table-cell office:value-type="string">
            <text:p>Žmonės kalba vidutiniškai 120 </text:p>
          </table:table-cell>
          <table:table-cell table:number-columns-repeated="101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string">
            <text:p>Sausis</text:p>
          </table:table-cell>
          <table:table-cell office:value-type="float" office:value="1">
            <text:p>1</text:p>
          </table:table-cell>
          <table:table-cell table:formula="of:=CONCATENATE( TEXT([.A63];0);&quot;-&quot;;TEXT([.B63];&quot;00&quot;);&quot;-&quot;;TEXT([.D63];&quot;00&quot;))" office:value-type="string" office:string-value="2012-01-01">
            <text:p>2012-01-01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11" office:value-type="time" office:time-value="PT08H42M00S">
            <text:p>08:42</text:p>
          </table:table-cell>
          <table:table-cell table:style-name="ce11" office:value-type="time" office:time-value="PT16H01M00S">
            <text:p>16:01</text:p>
          </table:table-cell>
          <table:table-cell table:style-name="ce11" table:formula="of:=[.I63]-[.H63]" office:value-type="time" office:time-value="PT07H19M00S">
            <text:p>07:19</text:p>
          </table:table-cell>
          <table:table-cell table:number-columns-repeated="6"/>
          <table:table-cell office:value-type="string">
            <text:p>NAUJI METAI :)</text:p>
          </table:table-cell>
          <table:table-cell table:number-columns-repeated="100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kštas2" table:style-name="ta1" table:print="false">
        <table:table-column table:style-name="co7" table:default-cell-style-name="ce7"/>
        <table:table-column table:style-name="co5" table:number-columns-repeated="3" table:default-cell-style-name="Default"/>
        <table:table-column table:style-name="co5" table:default-cell-style-name="ce7"/>
        <table:table-column table:style-name="co5" table:number-columns-repeated="2" table:default-cell-style-name="ce9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9"/>
        <table:table-column table:style-name="co5" table:default-cell-style-name="Default"/>
        <table:table-column table:style-name="co5" table:default-cell-style-name="ce9"/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fastfact</text:p>
          </table:table-cell>
          <table:table-cell table:style-name="Default"/>
        </table:table-row>
        <table:table-row table:style-name="ro1">
          <table:table-cell table:style-name="ce8" office:value-type="string">
            <text:p><text:a xlink:href="http://www.oooforum.org/forum/viewtopic.phtml?t=111306">http://www.oooforum.org/forum/viewtopic.phtml?t=111306</text:a></text:p>
          </table:table-cell>
          <table:table-cell office:value-type="string">
            <text:p>script insert picture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Kosmose astronautai negali verkti, nes nėra gravitacijos Taigi ašaros negali bėgti</text:p>
          </table:table-cell>
          <table:table-cell table:style-name="Default"/>
        </table:table-row>
        <table:table-row table:style-name="ro1">
          <table:table-cell table:style-name="ce8" office:value-type="string">
            <text:p><text:a xlink:href="http://user.services.openoffice.org/en/forum/viewtopic.php?f=20&amp;t=26463">http://user.services.openoffice.org/en/forum/viewtopic.php?f=20&amp;t=26463</text:a>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Tarzanas reiškia "baltaodis"</text:p>
          </table:table-cell>
          <table:table-cell table:style-name="Default"/>
        </table:table-row>
        <table:table-row table:style-name="ro1">
          <table:table-cell table:style-name="ce8" office:value-type="string">
            <text:p><text:a xlink:href="http://stackoverflow.com/questions/6236515/how-can-i-insert-an-image-to-an-openoffice-writer-document-with-java">http://stackoverflow.com/questions/6236515/how-can-i-insert-an-image-to-an-openoffice-writer-document-with-java</text:a></text:p>
          </table:table-cell>
          <table:table-cell table:number-columns-repeated="6"/>
          <table:table-cell table:style-name="ce9"/>
          <table:table-cell/>
          <table:table-cell table:style-name="Default" table:number-columns-repeated="2"/>
          <table:table-cell office:value-type="string">
            <text:p>Šešis kartus didesnė tikimybė, kad žaibas nutrenks vyrą, o ne moterį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Eskimų kalboje yra 20 skirtingų žodžių sniegui pavadinti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65 metų amerikietis prie televizoriaus būna praleidęs vidutiniškai 9 metus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Elektros kėdę išrado dantistas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Vidutiniškai per metus žmogus susapnuoja 1460 sapnus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Leonardo da Vincis galėjo viena ranka rašyti ir tuo pačiu metu kita ranka tapyti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Tik vienas Van Gogho paveikslas buvo parduotas jam pačiam būnant gyvam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Žirkles išrado Leonardas da Vincis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Iki Pizos bokšto viršūnės - 269 laipteliai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Eifelio bokšte yra 1792 laipteliai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Venera yra vienintelė planeta, kuri sukasi laikrodžio rodyklės kryptimi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/>
          <table:table-cell table:style-name="Default" table:number-columns-repeated="2"/>
          <table:table-cell office:value-type="string">
            <text:p>Šiuo metu labiausiai paplitęs vardas pasaulyje yra Mohammedas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ce9"/>
          <table:table-cell table:number-columns-repeated="3"/>
          <table:table-cell office:value-type="string">
            <text:p>Kas ketvirtas amerikietis yra pasirodęs per televiziją</text:p>
          </table:table-cell>
          <table:table-cell/>
        </table:table-row>
        <table:table-row table:style-name="ro1">
          <table:table-cell table:number-columns-repeated="7"/>
          <table:table-cell table:style-name="ce9"/>
          <table:table-cell table:number-columns-repeated="3"/>
          <table:table-cell office:value-type="string">
            <text:p>Olimpiniame aukso medalyje privalo būti 92,5% sidabro</text:p>
          </table:table-cell>
          <table:table-cell/>
        </table:table-row>
        <table:table-row table:style-name="ro1">
          <table:table-cell table:number-columns-repeated="7"/>
          <table:table-cell table:style-name="ce9"/>
          <table:table-cell table:number-columns-repeated="3"/>
          <table:table-cell office:value-type="string">
            <text:p>Mėnesyje, kuris prasideda sekmadieniu, vienas penktadienis visada bus 13 dieną</text:p>
          </table:table-cell>
          <table:table-cell/>
        </table:table-row>
        <table:table-row table:style-name="ro1">
          <table:table-cell table:number-columns-repeated="7"/>
          <table:table-cell table:style-name="ce9"/>
          <table:table-cell table:number-columns-repeated="3"/>
          <table:table-cell office:value-type="string">
            <text:p>Tik 55% amerikiečių žino, kad saulė yra žvaigždė</text:p>
          </table:table-cell>
          <table:table-cell/>
        </table:table-row>
        <table:table-row table:style-name="ro1">
          <table:table-cell table:number-columns-repeated="7"/>
          <table:table-cell table:style-name="ce9"/>
          <table:table-cell table:number-columns-repeated="3"/>
          <table:table-cell office:value-type="string">
            <text:p>Los Andžele automobilių yra daugiau nei žmonių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Iki saulės nuvažiuoti automobiliu, reiktų 150 metų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JS Bachas turėjo 20 vaikų - 7 su pirmąja žmona ir 13 - <text:s/>su antrąja.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Golfo kamuoliukas turi 336 duobutes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Šeškai miega maždaug 20 valandų per parą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Šiaurės elniai mėgsta bananus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Dauguma dramblių sveria mažiau negu mėlynojo banginio liežuvis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Blusa gali nušokti atstumą, 350 kartų viršijantį jos kūno ilgį Tai tas pats, jei žmogus peršoktų futbolo stadioną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Drugelių skonio receptoriai išdėstyti ant kojų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Drambliai - vieninteliai gyvūnai, kurie nemoka šokinėti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Baltieji lokiai - kairiarankiai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Stručio akis yra didesnė už jo smegenis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Omarų kraujas mėlynas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Pasodinta kavos pupelė duoda vaisius tik po 5 metų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Indiško lotoso sėklos išlieka daigios 300-400 metų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Begemoto patelės pienas yra šviesiai rožinės spalvos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Genys medį gali kapoti 20 kartų per sekundę dažniu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Afrikos dramblys turi tik 4 dantis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Šimpanzė išmoksta save atpažinti veidrodyje, o kitos beždžionės - ne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Aštuonkojo akies vyzdys yra stačiakampio formos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Delfinai miega atmerkę vieną akį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Bitės turi 5 akis Trys mažos akys yra bitės galvos viršuje, o dvi didelės - priekyje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Bičių akys yra plaukuotos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Nauji dantys rykliui gali išaugti per savaitę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Taip pat kaip ir žmonės, katės ir šunys būna kairiarankiai arba dešiniarankiai (leteniai)</text:p>
          </table:table-cell>
          <table:table-cell/>
        </table:table-row>
        <table:table-row table:style-name="ro1">
          <table:table-cell table:style-name="Default"/>
          <table:table-cell table:number-columns-repeated="10"/>
          <table:table-cell office:value-type="string">
            <text:p>Kolibriai negali vaikščioti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Anties krykimas neaidi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Prabudusios skruzdelės, panašiai kaip ir žmonės, rąžosi ir žiovauja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100 g šokolado nedideliam šuneliui gali būti mirtina dozė.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Aklas chameleonas vis tiek keičia spalvas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Per dieną dramblys gali suėsti apie 200 kg šieno ir išgerti apie 230 l vandens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Savo lizduose paukščiai nemiega, čia jie gali tik snūstelti, bet miega jie kitose vietos.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Drugeliai gali skristi apie 30 km/h greičiu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office:value-type="string">
            <text:p>Šunys gali girdėti garsus, kurių negirdi žmogus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Romos imperatorius Kaligula paskyrė savo arklį senatoriumi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Kiaulei pasižiūrėti į dangų nėra jokių fizinių galimybių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Laumžirgio gyvenimo trukmė - 24 valandos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>
            <text:p>Norint kietai išvirti stručio kiaušinį, reikia 4 valandų</text:p>
          </table:table-cell>
          <table:table-cell table:style-name="Default"/>
        </table:table-row>
      </table:table>
      <table:table table:name="Lakštas3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13"/>
        <table:table-column table:style-name="co5" table:default-cell-style-name="ce8"/>
        <table:table-row table:style-name="ro1" table:number-rows-repeated="9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date" office:date-value="2011-11-01">
            <text:p>2011-11-01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02">
            <text:p>2011-11-02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03">
            <text:p>2011-11-03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04">
            <text:p>2011-11-04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05">
            <text:p>2011-11-05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06">
            <text:p>2011-11-06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07">
            <text:p>2011-11-07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08">
            <text:p>2011-11-08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09">
            <text:p>2011-11-09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1-10">
            <text:p>2011-11-10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1">
            <text:p>2011-11-11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2">
            <text:p>2011-11-12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3">
            <text:p>2011-11-13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4">
            <text:p>2011-11-14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5">
            <text:p>2011-11-15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6">
            <text:p>2011-11-16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7">
            <text:p>2011-11-17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1-18">
            <text:p>2011-11-18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19">
            <text:p>2011-11-19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20">
            <text:p>2011-11-20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21">
            <text:p>2011-11-21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22">
            <text:p>2011-11-22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23">
            <text:p>2011-11-23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24">
            <text:p>2011-11-24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1-25">
            <text:p>2011-11-25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26">
            <text:p>2011-11-26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27">
            <text:p>2011-11-27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28">
            <text:p>2011-11-28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29">
            <text:p>2011-11-29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1-30">
            <text:p>2011-11-30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01">
            <text:p>2011-12-01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02">
            <text:p>2011-12-02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3">
            <text:p>2011-12-03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4">
            <text:p>2011-12-04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5">
            <text:p>2011-12-05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6">
            <text:p>2011-12-06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7">
            <text:p>2011-12-07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8">
            <text:p>2011-12-08</text:p>
          </table:table-cell>
          <table:table-cell/>
          <table:table-cell office:value-type="string">
            <text:p>Priešpilnis</text:p>
          </table:table-cell>
        </table:table-row>
        <table:table-row table:style-name="ro1">
          <table:table-cell table:number-columns-repeated="2"/>
          <table:table-cell office:value-type="date" office:date-value="2011-12-09">
            <text:p>2011-12-09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0">
            <text:p>2011-12-10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1">
            <text:p>2011-12-11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2">
            <text:p>2011-12-12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3">
            <text:p>2011-12-13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4">
            <text:p>2011-12-14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5">
            <text:p>2011-12-15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6">
            <text:p>2011-12-16</text:p>
          </table:table-cell>
          <table:table-cell/>
          <table:table-cell office:value-type="string">
            <text:p>Pilnatis</text:p>
          </table:table-cell>
        </table:table-row>
        <table:table-row table:style-name="ro1">
          <table:table-cell table:number-columns-repeated="2"/>
          <table:table-cell office:value-type="date" office:date-value="2011-12-17">
            <text:p>2011-12-17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18">
            <text:p>2011-12-18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19">
            <text:p>2011-12-19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20">
            <text:p>2011-12-20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21">
            <text:p>2011-12-21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22">
            <text:p>2011-12-22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23">
            <text:p>2011-12-23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24">
            <text:p>2011-12-24</text:p>
          </table:table-cell>
          <table:table-cell/>
          <table:table-cell office:value-type="string">
            <text:p>Delčia</text:p>
          </table:table-cell>
        </table:table-row>
        <table:table-row table:style-name="ro1">
          <table:table-cell table:number-columns-repeated="2"/>
          <table:table-cell office:value-type="date" office:date-value="2011-12-25">
            <text:p>2011-12-25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26">
            <text:p>2011-12-26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27">
            <text:p>2011-12-27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28">
            <text:p>2011-12-28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29">
            <text:p>2011-12-29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30">
            <text:p>2011-12-30</text:p>
          </table:table-cell>
          <table:table-cell/>
          <table:table-cell office:value-type="string">
            <text:p>Jaunatis</text:p>
          </table:table-cell>
        </table:table-row>
        <table:table-row table:style-name="ro1">
          <table:table-cell table:number-columns-repeated="2"/>
          <table:table-cell office:value-type="date" office:date-value="2011-12-31">
            <text:p>2011-12-31</text:p>
          </table:table-cell>
          <table:table-cell/>
          <table:table-cell office:value-type="string">
            <text:p>Jaunati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Rodyklės_20_smaigaliai_20_1" draw:display-name="Rodyklės smaigaliai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2011-11-02</text:date>, <text:time>22:21:43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jolė </meta:initial-creator>
    <meta:creation-date>2011-10-31T17:14:51</meta:creation-date>
    <dc:date>2011-11-02T22:21:43</dc:date>
    <dc:creator>Nijolė </dc:creator>
    <meta:editing-duration>PT3H29S</meta:editing-duration>
    <meta:editing-cycles>11</meta:editing-cycles>
    <meta:generator>LibreOffice/3.3$Linux LibreOffice_project/330m19$Build-401</meta:generator>
    <meta:document-statistic meta:table-count="3" meta:cell-count="945" meta:object-count="0"/>
  </office:meta>
</office:document-meta>
</file>